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T1" style:family="text">
      <style:text-properties officeooo:rsid="000d2052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a1ba4"/>
    </style:style>
    <style:style style:name="T5" style:family="text">
      <style:text-properties officeooo:rsid="00103e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CHF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1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4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5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Standard">- **Beweis:**https://github.com/energetekk/30-Tage-Finish-Sprint-Oeffentlicher-Log/commit/1ee649393e7e0902eccb9c8a43d84f46a84ad66f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15T09:35:42.405968159</dc:date>
    <meta:editing-duration>PT33M5S</meta:editing-duration>
    <meta:editing-cycles>8</meta:editing-cycles>
    <meta:generator>LibreOffice/25.8.3.2$Linux_X86_64 LibreOffice_project/580$Build-2</meta:generator>
    <meta:document-statistic meta:table-count="0" meta:image-count="0" meta:object-count="0" meta:page-count="3" meta:paragraph-count="95" meta:word-count="504" meta:character-count="3631" meta:non-whitespace-character-count="3146"/>
  </office:meta>
</office:document-meta>
</file>